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06cm" style:rel-column-width="9274*"/>
    </style:style>
    <style:style style:name="Tabela2.B" style:family="table-column">
      <style:table-column-properties style:column-width="14.594cm" style:rel-column-width="56261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6cm" style:rel-column-width="9274*"/>
    </style:style>
    <style:style style:name="Tabela1.B" style:family="table-column">
      <style:table-column-properties style:column-width="14.594cm" style:rel-column-width="56261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06cm" style:rel-column-width="9274*"/>
    </style:style>
    <style:style style:name="Tabela3.B" style:family="table-column">
      <style:table-column-properties style:column-width="14.594cm" style:rel-column-width="56261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06cm" style:rel-column-width="9274*"/>
    </style:style>
    <style:style style:name="Tabela4.B" style:family="table-column">
      <style:table-column-properties style:column-width="14.594cm" style:rel-column-width="56261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501cm" style:rel-column-width="9641*"/>
    </style:style>
    <style:style style:name="Tabela7.B" style:family="table-column">
      <style:table-column-properties style:column-width="14.499cm" style:rel-column-width="55894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2" style:family="table-row">
      <style:table-row-properties style:min-row-height="1.61cm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501cm" style:rel-column-width="9641*"/>
    </style:style>
    <style:style style:name="Tabela5.B" style:family="table-column">
      <style:table-column-properties style:column-width="14.499cm" style:rel-column-width="55894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501cm" style:rel-column-width="9641*"/>
    </style:style>
    <style:style style:name="Tabela6.B" style:family="table-column">
      <style:table-column-properties style:column-width="14.499cm" style:rel-column-width="55894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501cm" style:rel-column-width="9641*"/>
    </style:style>
    <style:style style:name="Tabela8.B" style:family="table-column">
      <style:table-column-properties style:column-width="14.499cm" style:rel-column-width="55894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2" style:family="table-row">
      <style:table-row-properties style:min-row-height="1.61cm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209ba7"/>
    </style:style>
    <style:style style:name="P2" style:family="paragraph" style:parent-style-name="Standard">
      <style:paragraph-properties fo:text-align="center" style:justify-single-word="false"/>
      <style:text-properties officeooo:paragraph-rsid="00209ba7"/>
    </style:style>
    <style:style style:name="P3" style:family="paragraph" style:parent-style-name="Standard">
      <style:text-properties fo:font-weight="normal" officeooo:paragraph-rsid="00209ba7" style:font-weight-asian="normal" style:font-weight-complex="normal"/>
    </style:style>
    <style:style style:name="P4" style:family="paragraph" style:parent-style-name="Table_20_Contents">
      <style:text-properties officeooo:rsid="001ed1ff" officeooo:paragraph-rsid="00209ba7"/>
    </style:style>
    <style:style style:name="P5" style:family="paragraph" style:parent-style-name="Table_20_Contents">
      <style:text-properties fo:font-weight="bold" officeooo:rsid="001ed1ff" officeooo:paragraph-rsid="00209ba7" style:font-weight-asian="bold" style:font-weight-complex="bold"/>
    </style:style>
    <style:style style:name="P6" style:family="paragraph" style:parent-style-name="Table_20_Contents">
      <style:text-properties fo:font-weight="bold" officeooo:rsid="00209ba7" officeooo:paragraph-rsid="00209ba7" style:font-weight-asian="bold" style:font-weight-complex="bold"/>
    </style:style>
    <style:style style:name="P7" style:family="paragraph" style:parent-style-name="Table_20_Contents">
      <style:text-properties fo:font-weight="bold" officeooo:rsid="0022906b" officeooo:paragraph-rsid="0022906b" style:font-weight-asian="bold" style:font-weight-complex="bold"/>
    </style:style>
    <style:style style:name="P8" style:family="paragraph" style:parent-style-name="Table_20_Contents">
      <style:text-properties fo:font-weight="bold" officeooo:rsid="0022f558" officeooo:paragraph-rsid="0022f558" style:font-weight-asian="bold" style:font-weight-complex="bold"/>
    </style:style>
    <style:style style:name="P9" style:family="paragraph" style:parent-style-name="Table_20_Contents">
      <style:text-properties fo:font-weight="bold" officeooo:rsid="002658cb" officeooo:paragraph-rsid="002658cb" style:font-weight-asian="bold" style:font-weight-complex="bold"/>
    </style:style>
    <style:style style:name="P10" style:family="paragraph" style:parent-style-name="Table_20_Contents">
      <style:text-properties officeooo:rsid="00209ba7" officeooo:paragraph-rsid="00209ba7"/>
    </style:style>
    <style:style style:name="P11" style:family="paragraph" style:parent-style-name="Table_20_Contents">
      <style:text-properties officeooo:rsid="00209ba7" officeooo:paragraph-rsid="0022906b"/>
    </style:style>
    <style:style style:name="P12" style:family="paragraph" style:parent-style-name="Table_20_Contents">
      <style:text-properties officeooo:rsid="0022906b" officeooo:paragraph-rsid="0022906b"/>
    </style:style>
    <style:style style:name="P13" style:family="paragraph" style:parent-style-name="Table_20_Contents">
      <style:text-properties officeooo:rsid="0022906b" officeooo:paragraph-rsid="002658cb"/>
    </style:style>
    <style:style style:name="P14" style:family="paragraph" style:parent-style-name="Table_20_Contents">
      <style:text-properties officeooo:rsid="0022f558" officeooo:paragraph-rsid="0022f558"/>
    </style:style>
    <style:style style:name="P15" style:family="paragraph" style:parent-style-name="Table_20_Contents">
      <style:text-properties officeooo:rsid="0023e369" officeooo:paragraph-rsid="0023e369"/>
    </style:style>
    <style:style style:name="P16" style:family="paragraph" style:parent-style-name="Table_20_Contents">
      <style:text-properties officeooo:rsid="00264d58" officeooo:paragraph-rsid="00264d58"/>
    </style:style>
    <style:style style:name="P17" style:family="paragraph" style:parent-style-name="Table_20_Contents">
      <style:text-properties officeooo:rsid="002658cb" officeooo:paragraph-rsid="002658cb"/>
    </style:style>
    <style:style style:name="P18" style:family="paragraph" style:parent-style-name="Standard">
      <style:text-properties fo:font-weight="normal" officeooo:rsid="0026bd2c" officeooo:paragraph-rsid="0026bd2c" style:font-weight-asian="normal" style:font-weight-complex="normal"/>
    </style:style>
    <style:style style:name="P19" style:family="paragraph" style:parent-style-name="Standard">
      <style:text-properties fo:font-weight="normal" officeooo:paragraph-rsid="00209ba7" style:font-weight-asian="normal" style:font-weight-complex="normal"/>
    </style:style>
    <style:style style:name="P20" style:family="paragraph" style:parent-style-name="Standard">
      <style:text-properties fo:font-weight="normal" officeooo:paragraph-rsid="0026eb5e" style:font-weight-asian="normal" style:font-weight-complex="normal"/>
    </style:style>
    <style:style style:name="P21" style:family="paragraph" style:parent-style-name="Table_20_Contents">
      <style:text-properties officeooo:rsid="0022906b" officeooo:paragraph-rsid="0022906b"/>
    </style:style>
    <style:style style:name="P22" style:family="paragraph" style:parent-style-name="Table_20_Contents">
      <style:text-properties officeooo:rsid="0026bd2c" officeooo:paragraph-rsid="0026bd2c"/>
    </style:style>
    <style:style style:name="P23" style:family="paragraph" style:parent-style-name="Table_20_Contents">
      <style:text-properties fo:font-weight="bold" officeooo:rsid="002658cb" officeooo:paragraph-rsid="0026eb5e" style:font-weight-asian="bold" style:font-weight-complex="bold"/>
    </style:style>
    <style:style style:name="P24" style:family="paragraph" style:parent-style-name="Table_20_Contents">
      <style:text-properties officeooo:rsid="0026eb5e" officeooo:paragraph-rsid="0026eb5e"/>
    </style:style>
    <style:style style:name="T1" style:family="text">
      <style:text-properties officeooo:rsid="00209ba7"/>
    </style:style>
    <style:style style:name="T2" style:family="text">
      <style:text-properties officeooo:rsid="0022906b"/>
    </style:style>
    <style:style style:name="T3" style:family="text">
      <style:text-properties officeooo:rsid="0022f558"/>
    </style:style>
    <style:style style:name="T4" style:family="text">
      <style:text-properties officeooo:rsid="0023e369"/>
    </style:style>
    <style:style style:name="T5" style:family="text">
      <style:text-properties officeooo:rsid="0024b297"/>
    </style:style>
    <style:style style:name="T6" style:family="text">
      <style:text-properties officeooo:rsid="002658cb"/>
    </style:style>
    <style:style style:name="T7" style:family="text">
      <style:text-properties officeooo:rsid="0026bd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Caso de uso</text:p>
          </table:table-cell>
          <table:table-cell table:style-name="Tabela2.B1" office:value-type="string">
            <text:p text:style-name="P5">Resumo</text:p>
          </table:table-cell>
        </table:table-row>
        <table:table-row>
          <table:table-cell table:style-name="Tabela2.A2" office:value-type="string">
            <text:p text:style-name="P4">Adicionar produtos</text:p>
          </table:table-cell>
          <table:table-cell table:style-name="Tabela2.B2" office:value-type="string">
            <text:p text:style-name="P4">1. <text:span text:style-name="T1">Vendedor</text:span> informa <text:span text:style-name="T4">ao sistema</text:span> os dados do<text:span text:style-name="T5">s</text:span> produto<text:span text:style-name="T5">s</text:span> (nome, preço, quantidade)</text:p>
            <text:p text:style-name="P4">2. Sistema verifica se os dados informados estão corretos. <text:span text:style-name="T1">Caso estejam incorretos, </text:span></text:p>
            <text:p text:style-name="P10">retorna uma mensagem informando o <text:span text:style-name="T2">vendedor</text:span> a respeito</text:p>
            <text:p text:style-name="P4">3. Sistema adiciona <text:span text:style-name="T5">os</text:span> produto<text:span text:style-name="T5">s</text:span> ao estoque</text:p>
            <text:p text:style-name="P10">4. Sistema retorna mensagem informando que a operação foi concluída com sucesso</text:p>
          </table:table-cell>
        </table:table-row>
      </table:table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Caso de uso</text:p>
          </table:table-cell>
          <table:table-cell table:style-name="Tabela1.B1" office:value-type="string">
            <text:p text:style-name="P6">Resumo</text:p>
          </table:table-cell>
        </table:table-row>
        <table:table-row>
          <table:table-cell table:style-name="Tabela1.A2" office:value-type="string">
            <text:p text:style-name="P10">Editar dados de produtos</text:p>
          </table:table-cell>
          <table:table-cell table:style-name="Tabela1.B2" office:value-type="string">
            <text:p text:style-name="P12">1. Vendedor informa <text:span text:style-name="T4">ao sistema</text:span> o produto a ser editado</text:p>
            <text:p text:style-name="P12">2. Vendedor informa <text:span text:style-name="T4">ao sistema</text:span> o dado a ser editado</text:p>
            <text:p text:style-name="P12">3. Vendedor insere o novo dado</text:p>
            <text:p text:style-name="P12">4. Sistema verifica se o dado informado está correto. <text:span text:style-name="T1">Caso esteja incorretos </text:span></text:p>
            <text:p text:style-name="P11">retorna uma mensagem informando o <text:span text:style-name="T2">vendedor</text:span> a respeito</text:p>
            <text:p text:style-name="P12">5. Sistema atribui o novo dado ao produto</text:p>
            <text:p text:style-name="P11"><text:span text:style-name="T2">6</text:span>. Sistema retorna mensagem informando que a operação foi concluída com sucesso</text:p>
          </table:table-cell>
        </table:table-row>
      </table:table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Caso de uso</text:p>
          </table:table-cell>
          <table:table-cell table:style-name="Tabela3.B1" office:value-type="string">
            <text:p text:style-name="P7">Resumo</text:p>
          </table:table-cell>
        </table:table-row>
        <table:table-row>
          <table:table-cell table:style-name="Tabela3.A2" office:value-type="string">
            <text:p text:style-name="P12">Remover produtos</text:p>
          </table:table-cell>
          <table:table-cell table:style-name="Tabela3.B2" office:value-type="string">
            <text:p text:style-name="P12">1. Vendedor informa <text:span text:style-name="T4">ao sistema</text:span> o produto a ser removido</text:p>
            <text:p text:style-name="P16">2. Sistema solicita a confirmação do vendedor para a remoção do produto</text:p>
            <text:p text:style-name="P12">2. Caso o produto exista no estoque, este é removido do mesmo. Caso contrário, retorna mensagem informando ao vendedor que o produto não existe</text:p>
          </table:table-cell>
        </table:table-row>
      </table:table>
      <text:p text:style-name="P3"/>
      <text:p text:style-name="P3"/>
      <text:p text:style-name="P18">Colocar pesquisa por filtros?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">Caso de uso</text:p>
          </table:table-cell>
          <table:table-cell table:style-name="Tabela4.B1" office:value-type="string">
            <text:p text:style-name="P7">Resumo</text:p>
          </table:table-cell>
        </table:table-row>
        <table:table-row>
          <table:table-cell table:style-name="Tabela4.A2" office:value-type="string">
            <text:p text:style-name="P12">Consultar estoque</text:p>
          </table:table-cell>
          <table:table-cell table:style-name="Tabela4.B2" office:value-type="string">
            <text:p text:style-name="P12">1. <text:span text:style-name="T7">Sistema lista os produtos em estoque, separando-os por páginas de 20 produtos, o vendedor pode navegar estas páginas para consultar os produtos que desejar.</text:span></text:p>
            <text:p text:style-name="P22">2. Caso um ou mais produtos em uma determinada página esteja com pouca quantidade em estoque, o Sistema envia uma mensagem passando essa informação ao vendedor.</text:p>
          </table:table-cell>
        </table:table-row>
      </table:table>
      <text:p text:style-name="P3"/>
      <text:p text:style-name="P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">Caso de uso</text:p>
          </table:table-cell>
          <table:table-cell table:style-name="Tabela7.B1" office:value-type="string">
            <text:p text:style-name="P9">Resumo</text:p>
          </table:table-cell>
        </table:table-row>
        <table:table-row table:style-name="Tabela7.2">
          <table:table-cell table:style-name="Tabela7.A2" office:value-type="string">
            <text:p text:style-name="P17">Buscar produto específico no estoque</text:p>
          </table:table-cell>
          <table:table-cell table:style-name="Tabela7.B2" office:value-type="string">
            <text:p text:style-name="P17">1. Usuário informa o produto a ser buscado</text:p>
            <text:p text:style-name="P13">2. Caso o produto exista no estoque, <text:span text:style-name="T6">o sistema retorna o produto</text:span>. Caso contrário, retorna mensagem informando ao vendedor que o produto não existe</text:p>
          </table:table-cell>
        </table:table-row>
      </table:table>
      <text:p text:style-name="P3"/>
      <text:p text:style-name="P20"/>
      <text:p text:style-name="P20"/>
      <text:p text:style-name="P20"/>
      <text:p text:style-name="P20"/>
      <text:p text:style-name="P20"/>
      <text:p text:style-name="P20"/>
      <table:table table:name="Tabela8" table:style-name="Tabela8">
        <table:table-column table:style-name="Tabela8.A"/>
        <table:table-column table:style-name="Tabela8.B"/>
        <text:soft-page-break/>
        <table:table-row>
          <table:table-cell table:style-name="Tabela8.A1" office:value-type="string">
            <text:p text:style-name="P23">Caso de uso</text:p>
          </table:table-cell>
          <table:table-cell table:style-name="Tabela8.B1" office:value-type="string">
            <text:p text:style-name="P23">Resumo</text:p>
          </table:table-cell>
        </table:table-row>
        <table:table-row table:style-name="Tabela8.2">
          <table:table-cell table:style-name="Tabela8.A2" office:value-type="string">
            <text:p text:style-name="P24">Enviar mensagem indicando necessidade de reposição de um produto</text:p>
          </table:table-cell>
          <table:table-cell table:style-name="Tabela8.B2" office:value-type="string">
            <text:p text:style-name="P24">1. Sistema envia mensagem informando ao Vendedor que o produto em questão está com pouca quantidade em estoque e necessita reposição</text:p>
          </table:table-cell>
        </table:table-row>
      </table:table>
      <text:p text:style-name="P20"/>
      <text:p text:style-name="P2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">Caso <text:span text:style-name="T3">de uso</text:span></text:p>
          </table:table-cell>
          <table:table-cell table:style-name="Tabela5.B1" office:value-type="string">
            <text:p text:style-name="P8">Resumo</text:p>
          </table:table-cell>
        </table:table-row>
        <table:table-row>
          <table:table-cell table:style-name="Tabela5.A2" office:value-type="string">
            <text:p text:style-name="P14">Cadastrar dados dos clientes</text:p>
          </table:table-cell>
          <table:table-cell table:style-name="Tabela5.B2" office:value-type="string">
            <text:p text:style-name="P14">1. <text:span text:style-name="T4">Vendedor informa ao sistema os dados do cliente</text:span></text:p>
            <text:p text:style-name="P15">2. Sistema verifica se os dados do cliente estão corretos</text:p>
            <text:p text:style-name="P15">3. Sistema adiciona os dados ao banco de dados</text:p>
          </table:table-cell>
        </table:table-row>
      </table:table>
      <text:p text:style-name="P3"/>
      <text:p text:style-name="P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8">Caso de uso</text:p>
          </table:table-cell>
          <table:table-cell table:style-name="Tabela6.B1" office:value-type="string">
            <text:p text:style-name="P8">Resumo</text:p>
          </table:table-cell>
        </table:table-row>
        <table:table-row>
          <table:table-cell table:style-name="Tabela6.A2" office:value-type="string">
            <text:p text:style-name="P14">Armazenar pedidos realizados pelo cliente</text:p>
          </table:table-cell>
          <table:table-cell table:style-name="Tabela6.B2" office:value-type="string">
            <text:p text:style-name="P14">1. Vendedor armazena dados do pedido <text:span text:style-name="T4">(nome de quem pediu, data do pedido, etc)</text:span></text:p>
            <text:p text:style-name="P14">2. <text:span text:style-name="T4">Sistema armazena o pedido no banco de dados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2T08:44:23.287000000</meta:creation-date>
    <dc:date>2024-11-27T08:41:07.602000000</dc:date>
    <meta:editing-duration>PT1H10M9S</meta:editing-duration>
    <meta:editing-cycles>5</meta:editing-cycles>
    <meta:generator>LibreOffice/7.3.7.2$Windows_X86_64 LibreOffice_project/e114eadc50a9ff8d8c8a0567d6da8f454beeb84f</meta:generator>
    <meta:document-statistic meta:table-count="8" meta:image-count="0" meta:object-count="0" meta:page-count="2" meta:paragraph-count="50" meta:word-count="387" meta:character-count="2315" meta:non-whitespace-character-count="1976"/>
  </office:meta>
</office:document-meta>
</file>